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45dd" officeooo:paragraph-rsid="001d45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s: None?</text:p>
      <text:p text:style-name="P1"/>
      <text:p text:style-name="P1">Como uma mulher com uma vida t ão destruída e uma reputação tão duvidosa é capaz de impactar essa cidade. Primeiramente porque ela é um deles. Segundo por que ela não fala de si mesma. Terceiramente porque ela viu que Jesus estava lhe dando a oportunidade de uma nova vida. E por fim, ela encontrou alguém que deu um destino pra sua vida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1:56:57.887537346</meta:creation-date>
    <dc:title>Modern</dc:title>
    <meta:generator>LibreOffice/6.4.7.2$Linux_X86_64 LibreOffice_project/40$Build-2</meta:generator>
    <meta:editing-duration>PT2M26S</meta:editing-duration>
    <meta:editing-cycles>2</meta:editing-cycles>
    <dc:date>2021-11-03T11:59:23.607452894</dc:date>
    <meta:document-statistic meta:table-count="0" meta:image-count="0" meta:object-count="0" meta:page-count="1" meta:paragraph-count="2" meta:word-count="65" meta:character-count="354" meta:non-whitespace-character-count="291"/>
    <meta:template xlink:type="simple" xlink:actuate="onRequest" xlink:title="Modern" xlink:href="../../../../usr/lib/libreoffice/share/template/common/styles/Modern.ott" meta:date="2021-11-03T11:56:57.360080725"/>
  </office:meta>
</office:document-meta>
</file>